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9d35" officeooo:paragraph-rsid="000a9d3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9d35" officeooo:paragraph-rsid="000a9d35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bold" officeooo:rsid="000a9d35" officeooo:paragraph-rsid="000a9d3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9d35" officeooo:paragraph-rsid="000a9d3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c624" officeooo:paragraph-rsid="000ac6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c624" officeooo:paragraph-rsid="000ac624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vid-19 detection system in python + machine learning</text:p>
      <text:p text:style-name="P1"/>
      <text:list xml:id="list637297148" text:style-name="L1">
        <text:list-header>
          <text:p text:style-name="P3">Basic idea behind this</text:p>
        </text:list-header>
        <text:list-item>
          <text:p text:style-name="P3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References </text:p>
      <text:p text:style-name="P6"/>
      <text:p text:style-name="P6"><text:a xlink:type="simple" xlink:href="https://developers.google.com/machine-learning/crash-course/framing/ml-terminology" text:style-name="Internet_20_link" text:visited-style-name="Visited_20_Internet_20_Link">https://developers.google.com/machine-learning/crash-course/framing/ml-terminology</text:a> </text:p>
      <text:p text:style-name="P6"/>
      <text:p text:style-name="P6"><text:a xlink:type="simple" xlink:href="https://wiki.documentfoundation.org/Feature_Comparison:_LibreOffice_-_Microsoft_Office" text:style-name="Internet_20_link" text:visited-style-name="Visited_20_Internet_20_Link">https://wiki.documentfoundation.org/Feature_Comparison:_LibreOffice_-_Microsoft_Office</text:a> </text:p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5:56:17.181354286</meta:creation-date>
    <dc:date>2021-06-11T06:26:14.911548250</dc:date>
    <meta:editing-duration>PT29M58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6" meta:word-count="16" meta:character-count="259" meta:non-whitespace-character-count="246"/>
  </office:meta>
</office:document-meta>
</file>